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" style:parent-style-name="DefaultParagraphFont" style:family="text">
      <style:text-properties fo:color="#000000" fo:language="en" fo:country="US"/>
    </style:style>
    <style:style style:name="T4" style:parent-style-name="DefaultParagraphFont" style:family="text">
      <style:text-properties fo:color="#000000" fo:language="en" fo:country="US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 fo:language="en" fo:country="US"/>
    </style:style>
    <style:style style:name="P12" style:parent-style-name="Standard" style:family="paragraph">
      <style:text-properties fo:color="#000000" fo:language="en" fo:country="US"/>
    </style:style>
    <style:style style:name="P13" style:parent-style-name="Standard" style:family="paragraph">
      <style:text-properties fo:color="#000000" fo:language="en" fo:country="US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/>
    <style:style style:name="T16" style:parent-style-name="DefaultParagraphFont" style:family="text">
      <style:text-properties fo:color="#000000" fo:language="en" fo:country="US"/>
    </style:style>
    <style:style style:name="T17" style:parent-style-name="DefaultParagraphFont" style:family="text">
      <style:text-properties fo:color="#000000"/>
    </style:style>
    <style:style style:name="P18" style:parent-style-name="Standard" style:family="paragraph">
      <style:text-properties fo:color="#000000" fo:language="en" fo:country="US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 fo:language="en" fo:country="US"/>
    </style:style>
    <style:style style:name="P21" style:parent-style-name="Standard" style:family="paragraph">
      <style:text-properties fo:color="#000000" fo:language="en" fo:country="US"/>
    </style:style>
    <style:style style:name="P22" style:parent-style-name="Standard" style:family="paragraph">
      <style:text-properties fo:color="#000000" fo:language="en" fo:country="US"/>
    </style:style>
    <style:style style:name="P23" style:parent-style-name="Standard" style:family="paragraph">
      <style:text-properties fo:color="#000000" fo:language="en" fo:country="US"/>
    </style:style>
    <style:style style:name="P24" style:parent-style-name="Standard" style:family="paragraph">
      <style:text-properties fo:color="#000000" fo:language="en" fo:country="US"/>
    </style:style>
    <style:style style:name="P25" style:parent-style-name="Standard" style:family="paragraph">
      <style:text-properties fo:color="#000000" fo:language="en" fo:country="US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/>
    <style:style style:name="T30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Meeting Agenda</text:span></text:p>
      <text:p text:style-name="Standard"><text:span text:style-name="T3">Location: EDIT Linsen</text:span></text:p>
      <text:p text:style-name="Standard"><text:span text:style-name="T4">Date: 2011-04-07</text:span></text:p>
      <text:p text:style-name="Standard"><text:span text:style-name="T5">Time: 10:30 - 11:30</text:span></text:p>
      <text:p text:style-name="Standard"><text:span text:style-name="T6">Facilitator: Fredrik H</text:span></text:p>
      <text:p text:style-name="Standard"><text:span text:style-name="T7">Participants: Fredrik H, Fredrik T, Magnus, Johannes</text:span></text:p>
      <text:list text:style-name="LS1">
        <text:list-item>
          <text:p text:style-name="P8">Objectives</text:p>
          <text:list text:continue-numbering="true">
            <text:list-item>
              <text:p text:style-name="P9">Discuss system design</text:p>
            </text:list-item>
          </text:list>
        </text:list-item>
        <text:list-item>
          <text:p text:style-name="P10">Reports</text:p>
          <text:list text:continue-numbering="true">
            <text:list-item>
              <text:p text:style-name="P11">Johannes has made a working use case</text:p>
            </text:list-item>
            <text:list-item>
              <text:p text:style-name="P12">Fredrik H has finally made<text:s/>a sequence diagram, along with class BatchImage</text:p>
            </text:list-item>
            <text:list-item>
              <text:p text:style-name="P13">First use case (Add Image to Batch) is up and running!</text:p>
            </text:list-item>
          </text:list>
        </text:list-item>
        <text:list-item>
          <text:p text:style-name="P14">Discussion items</text:p>
          <text:list text:continue-numbering="true">
            <text:list-item>
              <text:p text:style-name="P15"><text:span text:style-name="T16">Filters - how to provide support for custom components?<text:s/></text:span><text:span text:style-name="T17">Security concerns?</text:span></text:p>
            </text:list-item>
            <text:list-item>
              <text:p text:style-name="P18">How to contain runaway filters.</text:p>
            </text:list-item>
          </text:list>
        </text:list-item>
        <text:list-item>
          <text:p text:style-name="P19">Outcomes and assignments</text:p>
          <text:list text:continue-numbering="true">
            <text:list-item>
              <text:p text:style-name="P20">Filters will provide a custom JPanel containing means to change values for the filter.</text:p>
            </text:list-item>
            <text:list-item>
              <text:p text:style-name="P21">Provide abort ability in case of hangup.</text:p>
            </text:list-item>
            <text:list-item>
              <text:p text:style-name="P22">Magnus will write remaining use cases.</text:p>
            </text:list-item>
            <text:list-item>
              <text:p text:style-name="P23">Fredrik T will write a preliminary SDD.</text:p>
            </text:list-item>
            <text:list-item>
              <text:p text:style-name="P24">Johannes will beautify the GUI.</text:p>
            </text:list-item>
            <text:list-item>
              <text:p text:style-name="P25">Fredrik H will restructure the program</text:p>
            </text:list-item>
          </text:list>
        </text:list-item>
        <text:list-item>
          <text:p text:style-name="P26">Wrap up</text:p>
          <text:list text:continue-numbering="true">
            <text:list-item>
              <text:p text:style-name="P27">Next meeting Tuesday 2011-04-12 12:00-13:00</text:p>
              <text:list text:continue-numbering="true">
                <text:list-item>
                  <text:list>
                    <text:list-item>
                      <text:p text:style-name="P28">Review changes</text:p>
                    </text:list-item>
                    <text:list-item>
                      <text:p text:style-name="P29"><text:span text:style-name="T30">Review use cases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 fo:hyphenate="false"/>
    </style:style>
    <style:style style:name="TableNormal1" style:display-name="Table Normal1" style:family="paragraph">
      <style:text-properties fo:hyphenate="false"/>
    </style:style>
    <style:style style:name="NoList1" style:display-name="No List1" style:family="paragraph">
      <style:text-properties fo:hyphenate="false"/>
    </style:style>
    <style:style style:name="LLS_1_0" style:display-name="LLS_1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1" style:display-name="LLS_1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2" style:display-name="LLS_1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3" style:display-name="LLS_1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4" style:display-name="LLS_1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5" style:display-name="LLS_1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6" style:display-name="LLS_1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7" style:display-name="LLS_1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_8" style:display-name="LLS_1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skoldator</dc:creator>
    <meta:creation-date>2011-04-07T09:34:00Z</meta:creation-date>
    <dc:date>2011-04-07T09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137" meta:character-count="868" meta:row-count="6" meta:non-whitespace-character-count="732"/>
  </office:meta>
</office:document-meta>
</file>